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ucida Console', Monaco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8823b" officeooo:paragraph-rsid="0008823b" style:font-weight-asian="normal" style:font-weight-complex="normal"/>
    </style:style>
    <style:style style:name="P2" style:family="paragraph" style:parent-style-name="Standard">
      <style:text-properties fo:font-weight="normal" officeooo:rsid="000a2159" officeooo:paragraph-rsid="000a2159" style:font-weight-asian="normal" style:font-weight-complex="normal"/>
    </style:style>
    <style:style style:name="P3" style:family="paragraph" style:parent-style-name="Standard">
      <style:text-properties fo:font-weight="normal" officeooo:rsid="000225a9" officeooo:paragraph-rsid="000225a9" style:font-weight-asian="normal" style:font-weight-complex="normal"/>
    </style:style>
    <style:style style:name="P4" style:family="paragraph" style:parent-style-name="Standard">
      <style:text-properties fo:font-weight="normal" officeooo:rsid="0003c1ea" officeooo:paragraph-rsid="0003c1ea" style:font-weight-asian="normal" style:font-weight-complex="normal"/>
    </style:style>
    <style:style style:name="P5" style:family="paragraph" style:parent-style-name="Standard">
      <style:text-properties fo:font-weight="normal" officeooo:rsid="00060ca8" officeooo:paragraph-rsid="00060ca8" style:font-weight-asian="normal" style:font-weight-complex="normal"/>
    </style:style>
    <style:style style:name="P6" style:family="paragraph" style:parent-style-name="Standard">
      <style:text-properties fo:font-style="italic" fo:font-weight="normal" officeooo:rsid="000a2159" officeooo:paragraph-rsid="000a2159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style="italic" fo:font-weight="normal" officeooo:rsid="000ed0ca" officeooo:paragraph-rsid="000ed0ca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fo:font-style="normal" fo:font-weight="normal" officeooo:rsid="000c0ded" officeooo:paragraph-rsid="000c0ded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0ed0ca" officeooo:paragraph-rsid="000ed0ca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officeooo:rsid="00008c32" officeooo:paragraph-rsid="00008c32"/>
    </style:style>
    <style:style style:name="P11" style:family="paragraph" style:parent-style-name="Standard">
      <style:text-properties officeooo:rsid="00008c32" officeooo:paragraph-rsid="0009b5a7"/>
    </style:style>
    <style:style style:name="P12" style:family="paragraph" style:parent-style-name="Standard">
      <style:text-properties fo:font-weight="bold" officeooo:rsid="000225a9" officeooo:paragraph-rsid="000225a9" style:font-weight-asian="bold" style:font-weight-complex="bold"/>
    </style:style>
    <style:style style:name="P13" style:family="paragraph" style:parent-style-name="Standard">
      <style:text-properties fo:font-weight="bold" officeooo:rsid="0008823b" officeooo:paragraph-rsid="0008823b" style:font-weight-asian="bold" style:font-weight-complex="bold"/>
    </style:style>
    <style:style style:name="P14" style:family="paragraph" style:parent-style-name="Standard">
      <style:text-properties fo:font-weight="bold" officeooo:rsid="000a2159" officeooo:paragraph-rsid="000a2159" style:font-weight-asian="bold" style:font-weight-complex="bold"/>
    </style:style>
    <style:style style:name="P15" style:family="paragraph" style:parent-style-name="Preformatted_20_Text">
      <style:text-properties fo:font-style="italic" fo:font-weight="bold" officeooo:rsid="000a2159" officeooo:paragraph-rsid="000a2159" style:font-style-asian="italic" style:font-weight-asian="bold" style:font-style-complex="italic" style:font-weight-complex="bold"/>
    </style:style>
    <style:style style:name="P16" style:family="paragraph" style:parent-style-name="Preformatted_20_Text">
      <style:text-properties fo:font-style="italic" fo:font-weight="bold" officeooo:rsid="000c0ded" officeooo:paragraph-rsid="000c0ded" style:font-style-asian="italic" style:font-weight-asian="bold" style:font-style-complex="italic" style:font-weight-complex="bold"/>
    </style:style>
    <style:style style:name="P17" style:family="paragraph" style:parent-style-name="Standard" style:list-style-name="L1">
      <style:text-properties fo:font-weight="normal" officeooo:rsid="0008823b" officeooo:paragraph-rsid="0008823b" style:font-weight-asian="normal" style:font-weight-complex="normal"/>
    </style:style>
    <style:style style:name="P18" style:family="paragraph" style:parent-style-name="Standard">
      <style:text-properties style:text-line-through-style="solid" style:text-line-through-type="single" officeooo:rsid="00008c32" officeooo:paragraph-rsid="00008c32"/>
    </style:style>
    <style:style style:name="P19" style:family="paragraph" style:parent-style-name="Standard">
      <style:text-properties officeooo:rsid="0006946b" officeooo:paragraph-rsid="0006946b"/>
    </style:style>
    <style:style style:name="P20" style:family="paragraph" style:parent-style-name="Standard">
      <style:text-properties officeooo:rsid="001dd29c" officeooo:paragraph-rsid="001dd29c"/>
    </style:style>
    <style:style style:name="P21" style:family="paragraph" style:parent-style-name="Standard">
      <style:text-properties officeooo:rsid="00200e07" officeooo:paragraph-rsid="00200e07"/>
    </style:style>
    <style:style style:name="P22" style:family="paragraph" style:parent-style-name="Text_20_body" style:list-style-name="L2">
      <style:text-properties officeooo:paragraph-rsid="00218995"/>
    </style:style>
    <style:style style:name="P23" style:family="paragraph" style:parent-style-name="Text_20_body" style:list-style-name="L2">
      <style:text-properties officeooo:rsid="00120d45" officeooo:paragraph-rsid="00120d45"/>
    </style:style>
    <style:style style:name="P24" style:family="paragraph" style:parent-style-name="Text_20_body" style:list-style-name="L2">
      <style:text-properties officeooo:rsid="00120d45" officeooo:paragraph-rsid="00174d46"/>
    </style:style>
    <style:style style:name="P25" style:family="paragraph" style:parent-style-name="Text_20_body" style:list-style-name="L2">
      <style:text-properties officeooo:rsid="00120d45" officeooo:paragraph-rsid="00218995"/>
    </style:style>
    <style:style style:name="P26" style:family="paragraph" style:parent-style-name="Text_20_body" style:list-style-name="L2">
      <style:text-properties officeooo:rsid="001944f8" officeooo:paragraph-rsid="00220511"/>
    </style:style>
    <style:style style:name="P27" style:family="paragraph" style:parent-style-name="Heading_20_1">
      <style:text-properties officeooo:rsid="001072a8" officeooo:paragraph-rsid="001072a8"/>
    </style:style>
    <style:style style:name="P28" style:family="paragraph" style:parent-style-name="Heading_20_2">
      <style:text-properties officeooo:rsid="001072a8" officeooo:paragraph-rsid="001072a8"/>
    </style:style>
    <style:style style:name="P29" style:family="paragraph" style:parent-style-name="Heading_20_2">
      <style:text-properties officeooo:rsid="00143af2" officeooo:paragraph-rsid="00143af2"/>
    </style:style>
    <style:style style:name="T1" style:family="text">
      <style:text-properties officeooo:rsid="0003c1ea"/>
    </style:style>
    <style:style style:name="T2" style:family="text">
      <style:text-properties officeooo:rsid="00049768"/>
    </style:style>
    <style:style style:name="T3" style:family="text">
      <style:text-properties officeooo:rsid="0009b5a7"/>
    </style:style>
    <style:style style:name="T4" style:family="text">
      <style:text-properties fo:font-style="normal" officeooo:rsid="000fa79b" style:font-style-asian="normal" style:font-style-complex="normal"/>
    </style:style>
    <style:style style:name="T5" style:family="text">
      <style:text-properties fo:font-variant="normal" fo:text-transform="none" fo:color="#7a65f2" style:font-name="Consolas" fo:font-size="8.25pt" fo:letter-spacing="normal" fo:font-style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6" style:family="text">
      <style:text-properties fo:font-variant="normal" fo:text-transform="none" fo:color="#22adf6" style:font-name="Consolas" fo:font-size="9pt" fo:letter-spacing="normal" fo:font-style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7" style:family="text">
      <style:text-properties fo:font-variant="normal" fo:text-transform="none" fo:color="#b1b6ff" style:font-name="Consolas" fo:font-size="12pt" fo:letter-spacing="normal" fo:font-style="normal" fo:font-weight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8" style:family="text">
      <style:text-properties fo:font-variant="normal" fo:text-transform="none" fo:color="#b1b6ff" style:font-name="Consolas" fo:font-size="9pt" fo:letter-spacing="normal" fo:font-style="normal" fo:font-weight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9" style:family="text">
      <style:text-properties fo:font-variant="normal" fo:text-transform="none" fo:color="#32b08c" style:font-name="Consolas" fo:font-size="9pt" fo:letter-spacing="normal" fo:font-style="normal" fo:font-weight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10" style:family="text">
      <style:text-properties officeooo:rsid="000f533a"/>
    </style:style>
    <style:style style:name="T11" style:family="text">
      <style:text-properties officeooo:rsid="000fa79b"/>
    </style:style>
    <style:style style:name="T12" style:family="text">
      <style:text-properties fo:font-style="italic" officeooo:rsid="000fa79b" style:font-style-asian="italic" style:font-style-complex="italic"/>
    </style:style>
    <style:style style:name="T13" style:family="text">
      <style:text-properties fo:font-style="italic" officeooo:rsid="000f533a" style:font-style-asian="italic" style:font-style-complex="italic"/>
    </style:style>
    <style:style style:name="T14" style:family="text">
      <style:text-properties officeooo:rsid="00174d46"/>
    </style:style>
    <style:style style:name="T15" style:family="text">
      <style:text-properties officeooo:rsid="001a3c25"/>
    </style:style>
    <style:style style:name="T16" style:family="text">
      <style:text-properties officeooo:rsid="001bc08a"/>
    </style:style>
    <style:style style:name="T17" style:family="text">
      <style:text-properties officeooo:rsid="001e45e5"/>
    </style:style>
    <style:style style:name="T18" style:family="text">
      <style:text-properties officeooo:rsid="001f8722"/>
    </style:style>
    <style:style style:name="T19" style:family="text">
      <style:text-properties officeooo:rsid="00143af2"/>
    </style:style>
    <style:style style:name="T20" style:family="text">
      <style:text-properties officeooo:rsid="001944f8"/>
    </style:style>
    <style:style style:name="T21" style:family="text">
      <style:text-properties officeooo:rsid="0021899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- Python /dev/hidraw reader</text:p>
      <text:p text:style-name="P10">- DB writer</text:p>
      <text:p text:style-name="P18">- Cron job for every minute</text:p>
      <text:p text:style-name="P10">- Graphana config</text:p>
      <text:p text:style-name="P10">- Security and authorisation</text:p>
      <text:p text:style-name="P11">- DB backup <text:span text:style-name="T3">(http://jheyman.github.io/blog/pages/InfluxDB/)</text:span></text:p>
      <text:p text:style-name="P19">- Startup Influx <text:span text:style-name="T16">and python-solar </text:span>at switchon</text:p>
      <text:p text:style-name="P20">- Log <text:span text:style-name="T18">rotating </text:span>to text file</text:p>
      <text:p text:style-name="P20">- Webserver/<text:span text:style-name="T17">VNC</text:span> to get remote access</text:p>
      <text:p text:style-name="P21">- Add controls?</text:p>
      <text:p text:style-name="P10"/>
      <text:p text:style-name="P12">Decisions</text:p>
      <text:p text:style-name="P3"/>
      <text:p text:style-name="P3">Populate the following info from the data:</text:p>
      <text:p text:style-name="P3">QPI<text:span text:style-name="T2">GS</text:span></text:p>
      <text:p text:style-name="P4">- All, converting status bits to individual fields <text:span text:style-name="T11">in the </text:span><text:span text:style-name="T12">system_status </text:span><text:span text:style-name="T4">table</text:span></text:p>
      <text:p text:style-name="P3"/>
      <text:p text:style-name="P3">Q<text:span text:style-name="T1">MOD</text:span></text:p>
      <text:p text:style-name="P4">- Text string showing mode <text:span text:style-name="T11">in </text:span><text:span text:style-name="T12">system_mode </text:span><text:span text:style-name="T4">table</text:span></text:p>
      <text:p text:style-name="P4"/>
      <text:p text:style-name="P5">QPIRI</text:p>
      <text:p text:style-name="P5">- <text:span text:style-name="T10">Device rating data </text:span><text:span text:style-name="T13">system</text:span><text:span text:style-name="T12">_rating</text:span><text:span text:style-name="T4"> table</text:span></text:p>
      <text:p text:style-name="P5"/>
      <text:p text:style-name="P13">Startup</text:p>
      <text:list xml:id="list8194492780482304303" text:style-name="L1">
        <text:list-item>
          <text:p text:style-name="P17">sudo service influxdb start</text:p>
        </text:list-item>
      </text:list>
      <text:p text:style-name="P1"/>
      <text:p text:style-name="P14">Downloads</text:p>
      <text:p text:style-name="P2"/>
      <text:p text:style-name="P6">InfluxDB</text:p>
      <text:p text:style-name="P15"><text:span text:style-name="Source_20_Text"><text:span text:style-name="T5">wget https://dl.influxdata.com/influxdb/releases/influxdb-1.7.3_linux_armhf.tar.gz</text:span></text:span></text:p>
      <text:p text:style-name="P15"><text:span text:style-name="Source_20_Text"><text:span text:style-name="T5">tar xvfz influxdb-1.7.3_linux_armhf.tar.gz</text:span></text:span></text:p>
      <text:p text:style-name="P15"><text:span text:style-name="Source_20_Text"><text:span text:style-name="T5">Copied all the files to the root folder</text:span></text:span></text:p>
      <text:p text:style-name="P8">sudo service influxdb start</text:p>
      <text:p text:style-name="P8">influx (should open the command prompt for the DB)</text:p>
      <text:p text:style-name="P16"><text:span text:style-name="Source_20_Text"><text:span text:style-name="T6">SELECT</text:span></text:span><text:span text:style-name="Source_20_Text"><text:span text:style-name="T7"> </text:span></text:span><text:span text:style-name="Source_20_Text"><text:span text:style-name="T9">"host"</text:span></text:span><text:span text:style-name="Source_20_Text"><text:span text:style-name="T8">,</text:span></text:span><text:span text:style-name="Source_20_Text"><text:span text:style-name="T7"> </text:span></text:span><text:span text:style-name="Source_20_Text"><text:span text:style-name="T9">"region"</text:span></text:span><text:span text:style-name="Source_20_Text"><text:span text:style-name="T8">,</text:span></text:span><text:span text:style-name="Source_20_Text"><text:span text:style-name="T7"> </text:span></text:span><text:span text:style-name="Source_20_Text"><text:span text:style-name="T9">"value"</text:span></text:span><text:span text:style-name="Source_20_Text"><text:span text:style-name="T7"> </text:span></text:span><text:span text:style-name="Source_20_Text"><text:span text:style-name="T6">FROM</text:span></text:span><text:span text:style-name="Source_20_Text"><text:span text:style-name="T7"> </text:span></text:span><text:span text:style-name="Source_20_Text"><text:span text:style-name="T9">"cpu"</text:span></text:span></text:p>
      <text:p text:style-name="P8"/>
      <text:p text:style-name="P9">To do the select above in Python:</text:p>
      <text:p text:style-name="P7">influx_client = InfluxDBClient('localhost', 8086, database='mydb')</text:p>
      <text:p text:style-name="P7">result = influx_client.query('select host, region, value FROM cpu')</text:p>
      <text:p text:style-name="P7">print("Result: {0}".format(result))</text:p>
      <text:p text:style-name="P7"/>
      <text:h text:style-name="P27" text:outline-level="1">Queries – Influx</text:h>
      <text:h text:style-name="P28" text:outline-level="2">System mode</text:h>
      <text:list xml:id="list6737250992042151860" text:style-name="L2">
        <text:list-item>
          <text:p text:style-name="P23">influx </text:p>
        </text:list-item>
        <text:list-item>
          <text:p text:style-name="P23">use solardb</text:p>
        </text:list-item>
        <text:list-item>
          <text:p text:style-name="P23">select * from system_mode</text:p>
        </text:list-item>
      </text:list>
      <text:h text:style-name="P29" text:outline-level="2"><text:soft-page-break/>Device status</text:h>
      <text:list xml:id="list173823317343156" text:continue-numbering="true" text:style-name="L2">
        <text:list-item>
          <text:p text:style-name="P24">influx </text:p>
        </text:list-item>
        <text:list-item>
          <text:p text:style-name="P24">use solardb</text:p>
        </text:list-item>
        <text:list-item>
          <text:p text:style-name="P24">select * from system_<text:span text:style-name="T14">status</text:span></text:p>
        </text:list-item>
        <text:list-item>
          <text:p text:style-name="P22"><text:span text:style-name="T20">Select a few: select time, grid_voltage, ac_output_voltage, battery_voltage, charging_on from system_status</text:span></text:p>
        </text:list-item>
      </text:list>
      <text:h text:style-name="Heading_20_2" text:outline-level="2">Device <text:span text:style-name="T21">rating</text:span></text:h>
      <text:list xml:id="list173822617128235" text:continue-numbering="true" text:style-name="L2">
        <text:list-item>
          <text:p text:style-name="P25">influx </text:p>
        </text:list-item>
        <text:list-item>
          <text:p text:style-name="P25">use solardb</text:p>
        </text:list-item>
        <text:list-item>
          <text:p text:style-name="P25">select * from system_<text:span text:style-name="T21">rating</text:span></text:p>
        </text:list-item>
        <text:list-item>
          <text:p text:style-name="P26">Select a few: select time, <text:span text:style-name="T15">grid_voltage, </text:span>ac_output_voltage, battery_voltage, <text:span text:style-name="T21">battery_recharge_voltage, charger_source_priority</text:span> from system_<text:span text:style-name="T21">rating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Lucida Console', Monaco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1T21:39:56.977888427</meta:creation-date>
    <dc:date>2019-01-20T17:38:21.797244770</dc:date>
    <meta:editing-duration>P1DT13H52M56S</meta:editing-duration>
    <meta:editing-cycles>32</meta:editing-cycles>
    <meta:generator>LibreOffice/5.2.7.2$Linux_ARM_EABI LibreOffice_project/20m0$Build-2</meta:generator>
    <meta:document-statistic meta:table-count="0" meta:image-count="0" meta:object-count="0" meta:page-count="2" meta:paragraph-count="47" meta:word-count="208" meta:character-count="1507" meta:non-whitespace-character-count="1354"/>
  </office:meta>
</office:document-meta>
</file>